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5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style:paragraph-properties fo:background-color="#eeeeee">
        <style:background-image/>
      </style:paragraph-properties>
    </style:style>
    <style:style style:name="P72" style:family="paragraph" style:parent-style-name="Text_20_body">
      <style:paragraph-properties fo:background-color="#eeeeee">
        <style:background-image/>
      </style:paragraph-properties>
      <style:text-properties fo:language="ru" fo:country="RU"/>
    </style:style>
    <style:style style:name="P73" style:family="paragraph" style:parent-style-name="Text_20_body">
      <style:paragraph-properties fo:text-align="justify" style:justify-single-word="false" fo:background-color="#eeeeee">
        <style:background-image/>
      </style:paragraph-properties>
      <style:text-properties fo:language="ru" fo:country="RU"/>
    </style:style>
    <style:style style:name="P74" style:family="paragraph" style:parent-style-name="First_20_line_20_indent">
      <style:paragraph-properties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6" style:family="paragraph" style:parent-style-name="Text_20_body">
      <style:paragraph-properties fo:margin-left="0cm" fo:margin-right="0cm" fo:text-align="justify" style:justify-single-word="false" fo:text-indent="0cm" style:auto-text-indent="false"/>
    </style:style>
    <style:style style:name="P77" style:family="paragraph" style:parent-style-name="Text_20_body">
      <style:paragraph-properties fo:margin-left="0cm" fo:margin-right="0cm" fo:text-align="justify" style:justify-single-word="false" fo:text-indent="0cm" style:auto-text-indent="false"/>
      <style:text-properties fo:color="#800000"/>
    </style:style>
    <style:style style:name="P78" style:family="paragraph" style:parent-style-name="Text_20_body">
      <style:paragraph-properties fo:margin-left="0cm" fo:margin-right="0cm" fo:text-align="center" style:justify-single-word="false" fo:text-indent="0cm" style:auto-text-indent="false"/>
    </style:style>
    <style:style style:name="P7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6" style:family="paragraph" style:parent-style-name="Heading_20_1">
      <style:paragraph-properties fo:margin-left="0cm" fo:margin-right="0cm" fo:text-align="center" style:justify-single-word="false" fo:text-indent="0.499cm" style:auto-text-indent="false"/>
    </style:style>
    <style:style style:name="P97" style:family="paragraph" style:parent-style-name="Heading_20_1">
      <style:paragraph-properties fo:background-color="#eeeeee">
        <style:background-image/>
      </style:paragraph-properties>
    </style:style>
    <style:style style:name="P98" style:family="paragraph" style:parent-style-name="Heading_20_2">
      <style:text-properties fo:language="ru" fo:country="RU"/>
    </style:style>
    <style:style style:name="P99" style:family="paragraph" style:parent-style-name="Heading_20_2">
      <style:text-properties fo:language="en" fo:country="US"/>
    </style:style>
    <style:style style:name="P100" style:family="paragraph" style:parent-style-name="Heading_20_2">
      <style:paragraph-properties fo:background-color="#eeeeee">
        <style:background-image/>
      </style:paragraph-properties>
    </style:style>
    <style:style style:name="P101" style:family="paragraph" style:parent-style-name="Heading_20_2">
      <style:paragraph-properties fo:background-color="#eeeeee">
        <style:background-image/>
      </style:paragraph-properties>
      <style:text-properties fo:language="ru" fo:country="RU"/>
    </style:style>
    <style:style style:name="P10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3">
      <style:text-properties fo:language="ru" fo:country="RU"/>
    </style:style>
    <style:style style:name="P10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439241793984411204" text:style-name="L1">
        <text:list-item>
          <text:p text:style-name="P103">добавить детектив <text:span text:style-name="T1">(реализовано)</text:span>+ магические уроки/трактаты Старсвирла</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5674154387145228981" text:style-name="L2">
        <text:list-item>
          <text:p text:style-name="P105">«Великие грифоны прошлого» - из канона (5<text:span text:style-name="T5">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Тайны Тайных Наук» - обмен</text:p>
        </text:list-item>
        <text:list-item>
          <text:p text:style-name="P105">«Основы Заклятий» - обмен</text:p>
        </text:list-item>
        <text:list-item>
          <text:p text:style-name="P10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893608054425375071" text:style-name="L3">
        <text:list-item>
          <text:p text:style-name="P10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6">Селестия — переменчивая пони. В одно время не строгая, а в другое может быть такой, что страшно становится</text:p>
        </text:list-item>
        <text:list-item>
          <text:p text:style-name="P10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6">Около 820-ти лет назад будущий маг Лайтнинг Стар поступил на обучение к наставнику Тииспоту</text:p>
        </text:list-item>
        <text:list-item>
          <text:p text:style-name="P10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6">У Селестии грива и хвост развеваются и переливаются от магического шампуня</text:p>
        </text:list-item>
        <text:list-item>
          <text:p text:style-name="P106">Тело Селестии очень крепкое — может выдержать несколько тонн земли</text:p>
        </text:list-item>
        <text:list-item>
          <text:p text:style-name="P106">Дискорд намного старше принцесс, его магия сильнее ихней на голову</text:p>
        </text:list-item>
        <text:list-item>
          <text:p text:style-name="P106">Луна младше Селестии на 3 года. Сёстрам около 5000 лет. По другим данным, Селестии около 2500 лет.</text:p>
        </text:list-item>
        <text:list-item>
          <text:p text:style-name="P106">Принцессы начали войну с Дискордом в возрасте, когда им было около 700 лет — и продолжалась война почти сто лет</text:p>
        </text:list-item>
        <text:list-item>
          <text:p text:style-name="P106">Самый главный враг сестёр и Дискорда — скука</text:p>
        </text:list-item>
        <text:list-item>
          <text:p text:style-name="P106">В Эквестрии на одного жеребца приходится четыре - пять кобыл</text:p>
        </text:list-item>
        <text:list-item>
          <text:p text:style-name="P10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6">Селестия в первые полторы тысячи лет путешествовала — и заварила несколько войн (две — с Эквестрией, в одной была против Луны)</text:p>
        </text:list-item>
        <text:list-item>
          <text:p text:style-name="P106">Настоящий цвет гривы Селестии — клубнично-розовая. Радужный цвет гривы и хвоста поддерживается магией</text:p>
        </text:list-item>
        <text:list-item>
          <text:p text:style-name="P106">Кроме Дискорда, старше сестёр ещё старейшина драконов</text:p>
        </text:list-item>
        <text:list-item>
          <text:p text:style-name="P106">Кэйденс не прожила и 60-ти лет и является низкорожденной</text:p>
        </text:list-item>
        <text:list-item>
          <text:p text:style-name="P10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6">Народ тихо фигел от нововведений и с ещё большим ожесточением продолжал делать по-своему</text:p>
        </text:list-item>
        <text:list-item>
          <text:p text:style-name="P10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6">Когда пони женятся, они обмениваются ножными браслетами</text:p>
        </text:list-item>
        <text:list-item>
          <text:p text:style-name="P106">Светилами, кроме сестёр, могут управлять единороги (группы), Дискорд, Твайлайт и Старсвирл</text:p>
        </text:list-item>
        <text:list-item>
          <text:p text:style-name="P106">Королева Кризалис — правительница Зелёной Долины</text:p>
        </text:list-item>
        <text:list-item>
          <text:p text:style-name="P106">Мать Луны и Селестии — аликорн Лорен. Мать Дискорда — Алиса (пони-человек)</text:p>
        </text:list-item>
        <text:list-item>
          <text:p text:style-name="P10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99" text:outline-level="2">1. Терра</text:h>
      <text:p text:style-name="P17">музыка - кондовая электронная, холодная и отчаянная (Electronics “Disappointed”)</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4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7">Ограничени<text:span text:style-name="T1">е 2: решение должно находиться в правовых рамках уголовного и административного кодекса.</text:span></text:p>
      <text:p text:style-name="P4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7"><text:span text:style-name="T5">&lt;\</text:span><text:span text:style-name="T1">Выполняю задачу</text:span>...</text:p>
      <text:p text:style-name="P47"><text:span text:style-name="T5">&lt;\</text:span>...</text:p>
      <text:p text:style-name="P47"><text:span text:style-name="T5">&lt;\</text:span>Решение:</text:p>
      <text:p text:style-name="P4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4">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8">***</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9">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text:span text:style-name="T5">3. </text:span>Кантерлот</text:h>
      <text:p text:style-name="P35">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6211866986897077862" text:style-name="L4">
        <text:list-item>
          <text:p text:style-name="P10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7">– <text:span text:style-name="T1">Восемь, о учитель!</text:span></text:p><text:p text:style-name="P87">–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6">И никто ж не догадывался, что она может летать! Её Высочество, разумеется, догадывались, но только посмеивались в крыло втихомолку.</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5">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text:soft-page-break/>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text:soft-page-break/></text:p>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98"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text:soft-page-break/>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5">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по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text:soft-page-break/>–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Дальше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text:soft-page-break/>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ё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 Вроде да. Хотя, по-моему, дело уже не в муравьях.</text:p>
      <text:p text:style-name="P29">– По-моему, тоже. – рассмеялась аликорница. – Продолжай...</text:p>
      <text:p text:style-name="P29"/>
      <text:h text:style-name="Heading_20_2" text:outline-level="2"><text:span text:style-name="T5">6. </text:span>“Феникс”</text:h>
      <text:p text:style-name="P29"/>
      <text:p text:style-name="P29"><text:soft-page-break/>–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ты, говорит,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кам. Так всю жизнь и проходишь в старших мастерах, не выше...</text:p>
      <text:p text:style-name="P29"/>
      <text:p text:style-name="P29"/>
      <text:p text:style-name="P29">&lt;<text:span text:style-name="T11">история из жизни Норфа </text:span><text:span text:style-name="T11">(</text:span><text:span text:style-name="T11">как он летал на Королеве Лорен, а в Кантерлоте думали, что вернулась Найтмэр Мун</text:span><text:span text:style-name="T11">)</text:span><text:span text:style-name="T11">. Потом — ну ладно, на сегодня хватит, иди, я ж знаю, ты торопишься. (а Макс торопился на встречу с Селестией в условном месте — на полянке). На полянке они читают книгу </text:span><text:span text:style-name="T11">(её принесла Селестия в сумке)</text:span><text:span text:style-name="T11"> и пытаются узнать, что делать. Селестия рассказывает про эпизод с жеребятами-</text:span><text:span text:style-name="T11">пегасами в лётной школе</text:span><text:span text:style-name="T11">. </text:span><text:span text:style-name="T11">Лёгкое землятрясение.</text:span>&gt;</text:p>
      <text:p text:style-name="P29"/>
      <text:p text:style-name="P29"/>
      <text:p text:style-name="P49">Откуда-то с окраины парка донёсся еле слышный вопль:</text:p>
      <text:p text:style-name="P49">– Индиго-о-о! Индиго-о-о-о! Домой!! Где эта несносная кобылка?!</text:p>
      <text:p text:style-name="P49">Я вспомнил утреннюю встречу.</text:p>
      <text:p text:style-name="P49">– У меня к тебе просьба от одной весьма бойкой особы.</text:p>
      <text:p text:style-name="P49">– Да? – отвлеклась от мрачных дум аликорница.</text:p>
      <text:p text:style-name="P49">– Некая Индиго Мэдтроттер просила тебя найти её подружку, Шейлу Блюскай. Якобы, она пропала.</text:p>
      <text:p text:style-name="P49">– Шейла? – Селестия тёрла копытом висок, старалась освежить память. – Да-да, помню её.</text:p>
      <text:p text:style-name="P49"/>
      <text:p text:style-name="P49"/>
      <text:p text:style-name="P49">&lt;Индиго Мэдтроттер утратила Шейлу Блюскай. Селестия вспоминает эпизод с Шейлой.&gt;</text:p>
      <text:p text:style-name="P49"/>
      <text:p text:style-name="P46">&lt;Продолжение разговора - «на чём мы остановились?»&gt;</text:p>
      <text:p text:style-name="P49"/>
      <text:p text:style-name="P49"><text:soft-page-break/>&lt;<text:span text:style-name="T11">(после 34:</text:span></text:p>
      <text:p text:style-name="P46">– Стоп! А почему ты завела отношения со мной? Ты же сама говорила, что уже не делаешь этого?</text:p>
      <text:p text:style-name="P38"><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text:span><text:span text:style-name="T15">И потом,</text:span><text:span text:style-name="T13"> когда </text:span><text:span text:style-name="T13">ты</text:span><text:span text:style-name="T13"> обблевал тебе копыто - </text:span><text:span text:style-name="T13">т</text:span><text:span text:style-name="T14">ы стоял тогда такой жалкий, обблёванный, беспомощный, - но всё равно старался помочь мне. Это было так трогательн</text:span><text:span text:style-name="T14">о...</text:span><text:span text:style-name="T14"> </text:span></text:p>
      <text:p text:style-name="P46">– Тьфу!</text:p>
      <text:p text:style-name="P49"><text:span text:style-name="T11">– <text:s/>Мне очень жаль...</text:span>&gt;</text:p>
      <text:p text:style-name="P49"/>
      <text:p text:style-name="P52"><text:span text:style-name="T1">&lt;</text:span>сюжеты из 1001 ночи<text:span text:style-name="T1">&gt;</text:span></text:p>
      <text:p text:style-name="P49"/>
      <text:p text:style-name="P49">&lt;Упоминание Стар Свирлом элементов гармонии&gt;</text:p>
      <text:p text:style-name="P50">&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53"/>
      <text:p text:style-name="P51"/>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4"/>
      <text:p text:style-name="P37">***</text:p>
      <text:p text:style-name="P40"/>
      <text:p text:style-name="P36"><text:span text:style-name="T5">&lt;</text:span><text:span text:style-name="T5">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100" text:outline-level="2">Рассказ Селестии <text:span text:style-name="T11">(“1001 ночь”)</text:span></text:h>
      <text:p text:style-name="P4"/>
      <text:p text:style-name="P36">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6">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text:soft-page-break/>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6"><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6"><text:span text:style-name="T5">–</text:span> Да, Ваше Высочество, <text:span text:style-name="T5">–</text:span> гонец потупил взгляд, глаза его забегали, <text:span text:style-name="T5">–</text:span> по состоянию здоровья.</text:p>
      <text:p text:style-name="P36"><text:span text:style-name="T5">–</text:span> Какая болезнь посетила Клаудсдейл, что целых два крыла жеребят пропустили экзамены?</text:p>
      <text:p text:style-name="P36"><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6"><text:span text:style-name="T5">–</text:span> Сами <text:span text:style-name="T5">—</text:span> что? <text:span text:style-name="T5">–</text:span> Я постепенно начала понимать причину смущения гонца.</text:p>
      <text:p text:style-name="P36"><text:span text:style-name="T5">–</text:span> Сами… эээ… вроде как… ну… отказались…</text:p>
      <text:p text:style-name="P36">Пегас понурил голову и пытался протереть копытом пол.</text:p>
      <text:p text:style-name="P36">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6"><text:span text:style-name="T5">–</text:span> Пригласите этих жеребят во дворец. Я хочу поговорить с ними. </text:p>
      <text:p text:style-name="P36"><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6">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7">***</text:p>
      <text:p text:style-name="P36"><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6"><text:span text:style-name="T5">–</text:span> А где восьмой? <text:span text:style-name="T5">–</text:span> удивилась я. <text:span text:style-name="T5">–</text:span> Мне сказали, вас было восемь. Восемь отказавшихся летать.</text:p>
      <text:p text:style-name="P36"><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6"><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6">Наступило молчание. Жеребята переминались с ноги на ногу, прятали глаза, но отвечать никто не хотел.</text:p>
      <text:p text:style-name="P36"><text:span text:style-name="T1">– </text:span>Ну, это… <text:span text:style-name="T1">–</text:span> шмыгнул старший. <text:span text:style-name="T1">–</text:span> Не знаю, как другие, а я накануне потянул крыло.</text:p>
      <text:p text:style-name="P36"><text:span text:style-name="T1">–</text:span> А я простудилась.</text:p>
      <text:p text:style-name="P36"><text:span text:style-name="T1">–</text:span> А я отравился болиголовом.</text:p>
      <text:p text:style-name="P36"><text:span text:style-name="T1">–</text:span> А я…</text:p>
      <text:p text:style-name="P36">Семь схожих объяснений прозвучало в унисон. Самое смешное было у маленькой <text:s/>пегаски.</text:p>
      <text:p text:style-name="P36"><text:span text:style-name="T1">–</text:span> У тебя болел зуб и ты отказалась летать?</text:p>
      <text:p text:style-name="P36"><text:span text:style-name="T1">–</text:span> Я обвела жеребят долгим взглядом.</text:p>
      <text:p text:style-name="P36"><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6"><text:span text:style-name="T1">–</text:span> Ну, мои дорогие, теперь расскажите своей принцессе правду. Ваша ложь меня очень расстраивает.</text:p>
      <text:p text:style-name="P36"><text:soft-page-break/>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6"><text:span text:style-name="T1">–</text:span> Ну же, Бинки, расскажи, что у тебя стряслось? Не бойся…</text:p>
      <text:p text:style-name="P36"><text:span text:style-name="T1">–</text:span> А-а-а-а-а-а я-а-а-а-а боюу-у-у-у-усь! <text:span text:style-name="T1">–</text:span> расплакалась Бинки Софтмэйн, прикрыв голову копытцами.</text:p>
      <text:p text:style-name="P36"><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6"><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6"><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6"><text:span text:style-name="T1">–</text:span> И я!</text:p>
      <text:p text:style-name="P36"><text:span text:style-name="T1">– </text:span>И я тоже!</text:p>
      <text:p text:style-name="P36">Жеребята один за другим подтвердили то же самое.</text:p>
      <text:p text:style-name="P36">На этот раз они не лгали. Я не могла поверить в это, но сейчас они говорили от души.</text:p>
      <text:p text:style-name="P36"><text:span text:style-name="T1">–</text:span> Кто рассказал вам это? Эту… ложь?</text:p>
      <text:p text:style-name="P36"><text:span text:style-name="T1">–</text:span> Никто. Просто знаю. <text:span text:style-name="T1">–</text:span> Старший жеребёнок упрямо уставился в пол.</text:p>
      <text:p text:style-name="P36"><text:span text:style-name="T5">–</text:span> И я.</text:p>
      <text:p text:style-name="P36"><text:span text:style-name="T5">–</text:span> И я тоже.</text:p>
      <text:p text:style-name="P36"><text:span text:style-name="T5">–</text:span> И я-а-а-а-а-а!</text:p>
      <text:p text:style-name="P36">Это было какое-то сумасшествие! Фабрика, перерабатывающая не сдавших лётные экзамены жеребят на радугу… Он искренне в это верили.</text:p>
      <text:p text:style-name="P36">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6"/>
      <text:h text:style-name="P100"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oft-page-break/><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100" text:outline-level="2">Рейд пони-рэйнджеров</text:h>
      <text:p text:style-name="P36"/>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text:soft-page-break/>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soft-page-break/>...</text:p>
      <text:p text:style-name="P36"/>
      <text:h text:style-name="P100"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text:soft-page-break/>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100"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text:soft-page-break/>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pan text:style-name="T11">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oft-page-break/><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100" text:outline-level="2">В библиотеке замка Селестии</text:h>
      <text:p text:style-name="P71"/>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oft-page-break/><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100"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text:soft-page-break/>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oft-page-break/><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oft-page-break/><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text:soft-page-break/>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100"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text:soft-page-break/>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oft-page-break/><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0"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text:soft-page-break/></text:p>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100" text:outline-level="2">Сон Макса</text:h>
      <text:p text:style-name="P71"/>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text:soft-page-break/>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44"/>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100"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oft-page-break/><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100"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oft-page-break/><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text:span><text:span text:style-name="T11">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oft-page-break/><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text:soft-page-break/>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oft-page-break/><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100" text:outline-level="2"><text:soft-page-break/>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text:soft-page-break/>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text:soft-page-break/>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100"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text:soft-page-break/>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100"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100" text:outline-level="2">Третий сон РД. Fallout</text:h>
      <text:p text:style-name="P36"/>
      <text:p text:style-name="P36"><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100"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100"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oft-page-break/><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100" text:outline-level="2">Поиск решения</text:h>
      <text:p text:style-name="P71"/>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6"/>
      <text:h text:style-name="P100"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text:soft-page-break/>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text:soft-page-break/>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oft-page-break/><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1">узнаёт в Нексусе Селестию.</text:span><text:span text:style-name="T5">&gt;</text:span></text:p>
      <text:p text:style-name="P36"/>
      <text:h text:style-name="P100"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text:soft-page-break/>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100"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oft-page-break/><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text:soft-page-break/>…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100" text:outline-level="2"><text:soft-page-break/>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100" text:outline-level="2"><text:soft-page-break/>След?</text:h>
      <text:p text:style-name="P71"/>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text:soft-page-break/></text:p>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text:soft-page-break/>–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100"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5478504234948618334" text:style-name="L5">
        <text:list-header>
          <text:p text:style-name="P10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oft-page-break/><text:span text:style-name="T5">– </text:span>А если нет? – Эпплджек смотрела мне мне прямо в глаза.</text:p>
      <text:list xml:id="list20202766" text:continue-numbering="true" text:style-name="L5">
        <text:list-header>
          <text:p text:style-name="P108">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178792" text:continue-numbering="true" text:style-name="L5">
        <text:list-header>
          <text:p text:style-name="P108">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05244" text:continue-numbering="true" text:style-name="L5">
        <text:list-header>
          <text:p text:style-name="P108">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01" text:outline-level="2">Почти.</text:h>
      <text:p text:style-name="P72"/>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text:soft-page-break/>–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01" text:outline-level="2">Дискорд</text:h>
      <text:p text:style-name="P71"/>
      <text:p text:style-name="P72">Девушки поспешно собирались, пока я растолковывал им задачу.</text:p>
      <text:p text:style-name="P72"><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5">– </text:span>Это тот твой приятель, который разбился с полгода назад? – спросила Эпплджек.</text:p>
      <text:p text:style-name="P72"><text:span text:style-name="T5">– </text:span>Да, это он.</text:p>
      <text:p text:style-name="P72"><text:span text:style-name="T5">– </text:span>А как мы попадём в его квартиру? Там сейчас кто-то живёт? – Флаттершай прыгала на одной ноге, натягивая кед.</text:p>
      <text:p text:style-name="P72"><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3">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pan text:style-name="T5">– </text:span>Макс, что случилось? У нас проблемы?</text:p>
      <text:p text:style-name="P73"><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pan text:style-name="T5">– </text:span>Так что, будем ломать дверь? – Эпплджек критически осмотрелась, подмечая бабулек на лавочке и зевак во внутреннем скверике.</text:p>
      <text:p text:style-name="P73"><text:span text:style-name="T5">– </text:span>Нет нужды. Лучше станьте-ка сзади меня так, чтобы заслонить от этих бабулек и от вооон той камеры наблюдения.</text:p>
      <text:list xml:id="list2795750890396455382" text:style-name="L6">
        <text:list-header>
          <text:p text:style-name="P10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89"><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89"><text:span text:style-name="T5">– </text:span>Макс, тут окно разбито! И верёвка какая-то висит. – крикнула Флаттершай из кухни.</text:p>
      <text:p text:style-name="P89"><text:span text:style-name="T5">– </text:span>Оставь, Флатти, не сейчас! – отмахнулся я.</text:p>
      <text:p text:style-name="P95">Лампочка питания на ноутбуке горела, <text:s/>но подключенный монитор оставался тёмным. Я постучал по пробелу, но безрезультатно.</text:p>
      <text:p text:style-name="P8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5">–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9">Он приподнял панамку, дурашливо здороваясь.</text:p>
      <text:p text:style-name="P89"><text:span text:style-name="T5">– </text:span>Оп-па! – пробормотала Эпплджек. – Нежданчик!</text:p>
      <text:p text:style-name="P89"><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5">– </text:span>С кем это вы тут разговариваете?</text:p>
      <text:list xml:id="list2972358290033442783" text:style-name="L7">
        <text:list-header>
          <text:p text:style-name="P102">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100" text:outline-level="2">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text:soft-page-break/>–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80">–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text:soft-page-break/></text:p>
      <text:p text:style-name="P84">Из колонок послышался лёгкий шорох.</text:p>
      <text:p text:style-name="P80">–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12">сюда можно вставить похождения Дискорда — вторая неопубликованная глава. Первая — секс с Селестией</text:span>&gt;</text:p>
      <text:p text:style-name="P81">***</text:p>
      <text:p text:style-name="P84">–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4">– И что? – продолжила его мысль Эпплджек.</text:p>
      <text:p text:style-name="P84">–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text:soft-page-break/>–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5"> </text:span>Эпплджек покрепче, закрыл глаза и приготовился...</text:p>
      <text:p text:style-name="P80"/>
      <text:h text:style-name="P100" text:outline-level="2">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text:soft-page-break/>&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7"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text:soft-page-break/>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oft-page-break/><text:span text:style-name="T9">–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3">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
      <text:p text:style-name="P9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5">–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oft-page-break/><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5">– </text:span>Факн щит<text:note text:id="ftn12" text:note-class="footnote"><text:note-citation>12</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1">Анакорн развёл руками.</text:p>
      <text:p text:style-name="P9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text:soft-page-break/></text:p>
      <text:p text:style-name="P63">–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1">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text:p>
      <text:p text:style-name="P63"><text:span text:style-name="T11">–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8314117931392327069" text:style-name="L8">
        <text:list-header>
          <text:p text:style-name="P110">(<text:span text:style-name="T17">Луна — как повелительница снов, слышала разговор Макса с Анакорном</text:span>)</text:p>
          <text:p text:style-name="P111"/>
        </text:list-header>
      </text:list>
      <text:p text:style-name="P81">***</text:p>
      <text:p text:style-name="P58"><text:span text:style-name="T1">–</text:span> Ты?..</text:p>
      <text:p text:style-name="P58"><text:span text:style-name="T1">–</text:span> Ты??!</text:p>
      <text:p text:style-name="P58"><text:span text:style-name="T1">–</text:span> Ты мне снишься??</text:p>
      <text:p text:style-name="P58"><text:soft-page-break/><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00"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oft-page-break/><text:span text:style-name="T1">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text:soft-page-break/></text:p>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1-11T00:01:27.29</dc:date>
    <meta:editing-duration>P44DT17H9M30S</meta:editing-duration>
    <meta:editing-cycles>1758</meta:editing-cycles>
    <meta:generator>OpenOffice/4.1.1$Win32 OpenOffice.org_project/411m6$Build-9775</meta:generator>
    <dc:creator>макс </dc:creator>
    <meta:document-statistic meta:table-count="0" meta:image-count="0" meta:object-count="0" meta:page-count="116" meta:paragraph-count="2413" meta:word-count="55495" meta:character-count="352796"/>
  </office:meta>
</office:document-meta>
</file>